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307in"/>
    </style:style>
    <style:style style:name="co2" style:family="table-column">
      <style:table-column-properties fo:break-before="auto" style:column-width="1.5236in"/>
    </style:style>
    <style:style style:name="co3" style:family="table-column">
      <style:table-column-properties fo:break-before="auto" style:column-width="1.4689in"/>
    </style:style>
    <style:style style:name="co4" style:family="table-column">
      <style:table-column-properties fo:break-before="auto" style:column-width="2.1492in"/>
    </style:style>
    <style:style style:name="co5" style:family="table-column">
      <style:table-column-properties fo:break-before="auto" style:column-width="1.972in"/>
    </style:style>
    <style:style style:name="co6" style:family="table-column">
      <style:table-column-properties fo:break-before="auto" style:column-width="1.7409in"/>
    </style:style>
    <style:style style:name="co7" style:family="table-column">
      <style:table-column-properties fo:break-before="auto" style:column-width="5.0063in"/>
    </style:style>
    <style:style style:name="co8" style:family="table-column">
      <style:table-column-properties fo:break-before="auto" style:column-width="3.3193in"/>
    </style:style>
    <style:style style:name="co9" style:family="table-column">
      <style:table-column-properties fo:break-before="auto" style:column-width="13.4189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2228in"/>
    </style:style>
    <style:style style:name="co12" style:family="table-column">
      <style:table-column-properties fo:break-before="auto" style:column-width="1.2598in"/>
    </style:style>
    <style:style style:name="co13" style:family="table-column">
      <style:table-column-properties fo:break-before="auto" style:column-width="0.5134in"/>
    </style:style>
    <style:style style:name="co14" style:family="table-column">
      <style:table-column-properties fo:break-before="auto" style:column-width="1.3736in"/>
    </style:style>
    <style:style style:name="co15" style:family="table-column">
      <style:table-column-properties fo:break-before="auto" style:column-width="1.322in"/>
    </style:style>
    <style:style style:name="co16" style:family="table-column">
      <style:table-column-properties fo:break-before="auto" style:column-width="10.702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Result_5f_CorelPolyGUI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3.8374in" svg:height="7.3866in" svg:x="0.0122in" svg:y="3.0539in">
            <draw:object draw:notify-on-update-of-ranges="Sheet1.B2:Sheet1.B11 Sheet1.C1:Sheet1.C1 Sheet1.C2:Sheet1.C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3.8374in" svg:height="7.3866in" svg:x="14.085in" svg:y="3.0429in">
            <draw:object draw:notify-on-update-of-ranges="Sheet1.B2:Sheet1.B11 Sheet1.G1:Sheet1.G1 Sheet1.G2:Sheet1.G11 Sheet1.C1:Sheet1.C1 Sheet1.C2:Sheet1.C1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ce1"/>
        <table:table-column table:style-name="co8" table:number-columns-repeated="2" table:default-cell-style-name="Default"/>
        <table:table-column table:style-name="co9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generation_number</text:p>
          </table:table-cell>
          <table:table-cell office:value-type="string">
            <text:p>Experiment Six</text:p>
          </table:table-cell>
          <table:table-cell office:value-type="string">
            <text:p>crossover_probability</text:p>
          </table:table-cell>
          <table:table-cell office:value-type="string">
            <text:p>mutation_probability</text:p>
          </table:table-cell>
          <table:table-cell/>
          <table:table-cell office:value-type="string">
            <text:p>Experiment Five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492">
            <text:p>349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825">
            <text:p>2825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3400">
            <text:p>340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095">
            <text:p>2095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3493">
            <text:p>349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3386">
            <text:p>3386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3495">
            <text:p>349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515">
            <text:p>1515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3490">
            <text:p>349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948">
            <text:p>1948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9">
            <text:p>59</text:p>
          </table:table-cell>
          <table:table-cell office:value-type="float" office:value="3392">
            <text:p>339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3288">
            <text:p>3288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office:value-type="float" office:value="3391">
            <text:p>339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3221">
            <text:p>3221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9">
            <text:p>79</text:p>
          </table:table-cell>
          <table:table-cell office:value-type="float" office:value="3491">
            <text:p>349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3407">
            <text:p>3407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9">
            <text:p>89</text:p>
          </table:table-cell>
          <table:table-cell office:value-type="float" office:value="3397">
            <text:p>3397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3383">
            <text:p>3383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9">
            <text:p>99</text:p>
          </table:table-cell>
          <table:table-cell office:value-type="float" office:value="3493">
            <text:p>349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053">
            <text:p>2053</text:p>
          </table:table-cell>
          <table:table-cell table:style-name="ce2" table:number-columns-repeated="2"/>
          <table:table-cell table:number-columns-repeated="3"/>
        </table:table-row>
        <table:table-row table:style-name="ro1" table:number-rows-repeated="28">
          <table:table-cell table:number-columns-repeated="7"/>
          <table:table-cell table:style-name="ce2" table:number-columns-repeated="2"/>
          <table:table-cell table:number-columns-repeated="3"/>
        </table:table-row>
        <table:table-row table:style-name="ro1" table:number-rows-repeated="1048536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1_2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generation_number</text:p>
          </table:table-cell>
          <table:table-cell office:value-type="string">
            <text:p>fitness</text:p>
          </table:table-cell>
          <table:table-cell office:value-type="string">
            <text:p>crossover_probability</text:p>
          </table:table-cell>
          <table:table-cell office:value-type="string">
            <text:p>mutation_probability</text:p>
          </table:table-cell>
          <table:table-cell office:value-type="string">
            <text:p>gen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492">
            <text:p>3492</text:p>
          </table:table-cell>
          <table:table-cell table:number-columns-repeated="2" office:value-type="float" office:value="0.001">
            <text:p>0.001</text:p>
          </table:table-cell>
          <table:table-cell office:value-type="string">
            <text:p>-0.09306964511051774,0.7359815645031631,0.9849994922988117,0.087892543990165,-0.09401164436712861,-0.12153961416333914,-0.8916498888283968,0.9425652618519962,0.7826021113432944,0.9893743824213743,-0.9008779972791672,0.37623440101742744,-0.849055593367666,0.3940255409106612,-0.004828593228012323,0.38623078912496567,0.3092663697898388,0.4971823594532907,-0.13560899207368493,-0.6870894529856741,0.9905724683776498,-0.7258182363584638,-0.7684886897914112,-0.4203797373920679,0.7127652922645211,-0.730932941660285,-0.8578296690247953,0.7857440877705812,-0.9595630271360278,0.5687555018812418,-0.8871693760156631,0.5516000068746507,-0.9621112011373043,-0.060072523541748524,0.9446411835961044,0.5161815197207034,0.6773153957910836,-0.3170047295279801,0.42631008056923747,-0.42280717147514224,-0.1236306000500917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3400">
            <text:p>3400</text:p>
          </table:table-cell>
          <table:table-cell table:number-columns-repeated="2" office:value-type="float" office:value="0.001">
            <text:p>0.001</text:p>
          </table:table-cell>
          <table:table-cell office:value-type="string">
            <text:p>0.21190575137734413,-0.40165360923856497,0.2664627810008824,-0.4292672439478338,0.5864272927865386,-0.6978069902397692,-0.26362623227760196,0.06579588772729039,-0.17911361018195748,-0.5707120164297521,0.40453343000262976,-0.9329288280569017,0.5436399360187352,-0.38150682020932436,-0.6176673141308129,0.9647024939768016,-0.4282649252563715,-0.25881777703762054,0.15807066252455115,0.9853438469581306,0.3396500893868506,-0.8033057707361877,-0.25987352104857564,-0.7670473004691303,-0.22041373699903488,0.4209073865786195,-0.9601797834038734,0.011175398249179125,0.2737509226426482,-0.012202704325318336,-0.8768298393115401,0.547505758702755,-0.5204428983852267,-0.06239351397380233,-0.707556264474988,-0.7523827427066863,-0.8620283883064985,-0.5026857531629503,-0.7892372407950461,0.11438307305797935,-0.689896862022578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3493">
            <text:p>3493</text:p>
          </table:table-cell>
          <table:table-cell table:number-columns-repeated="2" office:value-type="float" office:value="0.001">
            <text:p>0.001</text:p>
          </table:table-cell>
          <table:table-cell office:value-type="string">
            <text:p>0.26285101287066936,0.11636883532628417,-0.28896189387887716,0.8875922420993447,-0.6275727464817464,0.6889621056616306,0.10674865497276187,-0.3867840217426419,0.64808464422822,-0.3770061330869794,-0.8931124843657017,0.8013382321223617,-0.42964854603633285,-0.792687049601227,0.0052555580623447895,-0.6997474376112223,-0.581578154116869,0.1549847130663693,0.015254560392349958,-0.6905239806510508,0.7155378614552319,0.9155496684834361,0.13070905674248934,0.40573747642338276,0.12626290367916226,0.9864092241041362,0.5455150231719017,0.17018579551950097,-0.6589668863452971,-0.07590560056269169,-0.11122371396049857,0.853025218937546,0.30420320061966777,-0.08155326824635267,0.016652001067996025,0.19818187411874533,0.3688947921618819,0.506670106202364,-0.4451924143359065,-0.7175181321799755,-0.512847349978983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3495">
            <text:p>3495</text:p>
          </table:table-cell>
          <table:table-cell table:number-columns-repeated="2" office:value-type="float" office:value="0.001">
            <text:p>0.001</text:p>
          </table:table-cell>
          <table:table-cell office:value-type="string">
            <text:p>0.8020484261214733,-0.09080532565712929,0.6305160606279969,0.03397256229072809,0.3042902182787657,-0.9157791514880955,0.24074132088571787,-0.5302129019983113,0.3807001132518053,-0.4444780726917088,-0.8114290707744658,0.9083967497572303,-0.31817593006417155,0.7423955062404275,0.3070629248395562,0.7246900610625744,0.4880387056618929,0.26768815563991666,0.4035586197860539,0.15329567296430469,0.08585189562290907,-0.10663229739293456,0.6846913383342326,0.041925664991140366,-0.8316533588804305,-0.8158356798812747,0.08084436925128102,-0.43690591398626566,0.7045398931950331,0.978386246599257,0.32425590325146914,-0.9749681409448385,0.9674984188750386,-0.3396132024936378,-0.29157046927139163,-0.5002757287584245,0.3999117729254067,-0.14217754732817411,-0.8873463785275817,0.5409904601983726,-0.326518821064382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3490">
            <text:p>3490</text:p>
          </table:table-cell>
          <table:table-cell table:number-columns-repeated="2" office:value-type="float" office:value="0.001">
            <text:p>0.001</text:p>
          </table:table-cell>
          <table:table-cell office:value-type="string">
            <text:p>0.7095505022443831,0.47527874633669853,-0.554440476000309,0.09205036843195558,-0.8226414043456316,-0.3440203107893467,-0.9042677585966885,-0.4520532228052616,-0.8605161854065955,-0.6760519691742957,0.32993234088644385,0.5649661463685334,-0.094293178524822,0.386810211930424,-0.7933772727847099,0.2433728501200676,0.15867157466709614,-0.13987523457035422,0.032449094112962484,-0.12009276496246457,0.8865320230834186,-0.42520456574857235,-0.049446503166109324,-0.565519877243787,0.3560999701730907,0.08162732142955065,0.5281292097643018,-0.49896215088665485,-0.7291173874400556,-0.9916073530912399,-0.12892958289012313,-0.23206212744116783,-0.8408616748638451,0.3710915558040142,0.08876135712489486,-0.3722898936830461,-0.05600394029170275,0.43973998399451375,-0.288098000921309,-0.8504686085507274,-0.279438148718327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9">
            <text:p>59</text:p>
          </table:table-cell>
          <table:table-cell office:value-type="float" office:value="3392">
            <text:p>3392</text:p>
          </table:table-cell>
          <table:table-cell table:number-columns-repeated="2" office:value-type="float" office:value="0.001">
            <text:p>0.001</text:p>
          </table:table-cell>
          <table:table-cell office:value-type="string">
            <text:p>0.26285101287066936,0.11636883532628417,-0.28896189387887716,0.8875922420993447,-0.6275727464817464,0.6889621056616306,0.10674865497276187,-0.3867840217426419,0.64808464422822,-0.3770061330869794,-0.8931124843657017,0.8013382321223617,-0.42964854603633285,-0.792687049601227,0.0052555580623447895,-0.6997474376112223,-0.581578154116869,0.1549847130663693,0.015254560392349958,-0.6905239806510508,0.7155378614552319,0.9155496684834361,0.13070905674248934,0.40573747642338276,0.12626290367916226,0.9864092241041362,0.5455150231719017,0.17018579551950097,-0.6589668863452971,-0.07590560056269169,-0.11122371396049857,0.853025218937546,0.30420320061966777,-0.08155326824635267,0.016652001067996025,0.19818187411874533,0.3688947921618819,0.506670106202364,-0.4451924143359065,-0.7175181321799755,-0.512847349978983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office:value-type="float" office:value="3391">
            <text:p>3391</text:p>
          </table:table-cell>
          <table:table-cell table:number-columns-repeated="2" office:value-type="float" office:value="0.001">
            <text:p>0.001</text:p>
          </table:table-cell>
          <table:table-cell office:value-type="string">
            <text:p>0.9873334695585072,-0.1852306197397411,-0.2614690256305039,-0.28953665401786566,0.46564840618520975,-0.3525525080040097,-0.26820157235488296,0.2360851471312344,-0.6456443425267935,-0.3655236563645303,0.3734669261611998,0.27546902699396014,-0.5434662303887308,-0.8834429457783699,0.9715392491780221,0.5501121059060097,0.5102182514965534,0.8501861062832177,-0.22026167809963226,-0.7581904111430049,0.7632071631960571,0.5482827546074986,-0.8672977453097701,0.27160719409585,-0.7349219690077007,0.8038005051203072,0.22622759453952312,0.7877346277236938,0.14743576431646943,0.5187022415921092,-0.514895498752594,-0.1603961130604148,0.2206866955384612,-0.8334854347631335,-0.08551510004326701,0.45995592372491956,0.44828144600614905,-0.28159813582897186,0.11849189875647426,-0.9871338768862188,0.687504490371793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9">
            <text:p>79</text:p>
          </table:table-cell>
          <table:table-cell office:value-type="float" office:value="3491">
            <text:p>3491</text:p>
          </table:table-cell>
          <table:table-cell table:number-columns-repeated="2" office:value-type="float" office:value="0.001">
            <text:p>0.001</text:p>
          </table:table-cell>
          <table:table-cell office:value-type="string">
            <text:p>0.26285101287066936,0.11636883532628417,-0.28896189387887716,0.8875922420993447,-0.6275727464817464,0.6889621056616306,0.10674865497276187,-0.3867840217426419,0.64808464422822,-0.3770061330869794,-0.8931124843657017,0.8013382321223617,-0.42964854603633285,-0.792687049601227,0.0052555580623447895,-0.6997474376112223,-0.581578154116869,0.1549847130663693,0.015254560392349958,-0.6905239806510508,0.7155378614552319,0.9155496684834361,0.13070905674248934,0.40573747642338276,0.12626290367916226,0.9864092241041362,0.5455150231719017,0.17018579551950097,-0.6589668863452971,-0.07590560056269169,-0.11122371396049857,0.853025218937546,0.30420320061966777,-0.08155326824635267,0.016652001067996025,0.19818187411874533,0.3688947921618819,0.506670106202364,-0.4451924143359065,-0.7175181321799755,-0.512847349978983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9">
            <text:p>89</text:p>
          </table:table-cell>
          <table:table-cell office:value-type="float" office:value="3397">
            <text:p>3397</text:p>
          </table:table-cell>
          <table:table-cell table:number-columns-repeated="2" office:value-type="float" office:value="0.001">
            <text:p>0.001</text:p>
          </table:table-cell>
          <table:table-cell office:value-type="string">
            <text:p>-0.25574330938979983,0.772144831251353,0.07919411640614271,-0.943617532029748,0.7185834688134491,0.6097980225458741,0.5015676147304475,0.35540406638756394,0.11096090218052268,-0.8273687879554927,0.9469549646601081,-0.34058315167203546,0.8821399589069188,-0.7879487993195653,-0.30891913501545787,-0.3450823863968253,-0.46635175589472055,-0.9865737115032971,0.2832883642986417,-0.44373171729967,-0.4309380166232586,-0.7004943792708218,-0.6443338193930686,0.37643466610461473,-0.4075189712457359,-0.47721348190680146,-0.968963008839637,0.6006295145489275,0.039655452594161034,0.2972255488857627,-0.00971282972022891,-0.30667057214304805,-0.2562046218663454,0.7073841383680701,0.4717679531313479,-0.5450756340287626,0.3130036718212068,-0.7535954783670604,-0.7438934235833585,0.8964913655072451,-0.2484316881746053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9">
            <text:p>99</text:p>
          </table:table-cell>
          <table:table-cell office:value-type="float" office:value="3493">
            <text:p>3493</text:p>
          </table:table-cell>
          <table:table-cell table:number-columns-repeated="2" office:value-type="float" office:value="0.001">
            <text:p>0.001</text:p>
          </table:table-cell>
          <table:table-cell office:value-type="string">
            <text:p>-0.24328351905569434,-0.9569191364571452,-0.36624637665227056,-0.7697951616719365,0.11921817064285278,-0.9032090362161398,-0.19932379620149732,-0.5613560518249869,-0.12447471637278795,-0.416794054210186,-0.8869825061410666,0.3197991601191461,0.9488730253651738,0.6927783782593906,-0.6324681551195681,-0.3102155807428062,0.5558879603631794,0.24530478613451123,0.830278648994863,0.5377392251975834,0.48411377565935254,-0.13917532423511147,-0.632629448082298,0.8089944436214864,0.588416138663888,-0.24483283562585711,-0.016401028260588646,-0.7221525791101158,-0.17983847623690963,0.6625681491568685,0.0056464397348463535,0.07082206988707185,-0.7891933359205723,-0.5622682748362422,-0.7395187085494399,0.832914771977812,-0.803288605529815,-0.5888017793186009,0.8483177097514272,0.7115046009421349,0.0622265241108834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sult_5f_CorelPolyGUI" style:display-name="Result_CorelPolyGUI" style:family="table-cell" style:parent-style-name="Default">
      <style:table-cell-properties fo:background-color="#ebebeb" fo:padding-bottom="0.0138in" fo:padding-left="0.1181in" fo:padding-right="0.0138in" fo:padding-top="0.0138in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7">00/00/0000</text:date>, <text:time style:data-style-name="N2" text:time-value="0000-00-00T16:25: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17T16:35:44</dc:date>
    <dc:creator>Lettier </dc:creator>
    <meta:generator>LibreOffice/4.0.2.2$Linux_X86_64 LibreOffice_project/4c82dcdd6efcd48b1d8bba66bfe1989deee49c3</meta:generator>
    <meta:editing-duration>P0D</meta:editing-duration>
    <meta:editing-cycles>3</meta:editing-cycles>
    <meta:document-statistic meta:table-count="2" meta:cell-count="13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76cm"/>
    </style:style>
    <style:style style:name="ch2" style:family="chart">
      <style:text-properties fo:font-family="'Liberation Serif'" style:font-style-name="Regular" style:font-family-generic="roman" fo:font-size="18pt" style:font-size-asian="13pt" style:font-size-complex="13pt"/>
    </style:style>
    <style:style style:name="ch3" style:family="chart">
      <style:text-properties fo:font-family="'Liberation Serif'" style:font-style-name="Regular" style:font-family-generic="roman" fo:font-size="18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family="'Liberation Serif'" style:font-style-name="Regular" style:font-family-generic="roman" fo:font-size="18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family="'Liberation Serif'" style:font-style-name="Regular" style:font-family-generic="roman" fo:font-size="18pt" style:font-size-asian="9pt" style:font-size-complex="9pt"/>
    </style:style>
    <style:style style:name="ch8" style:family="chart">
      <style:graphic-properties svg:stroke-color="#b3b3b3" svg:stroke-opacity="20%"/>
    </style:style>
    <style:style style:name="ch9" style:family="chart" style:data-style-name="N0">
      <style:chart-properties chart:display-label="true" chart:logarithmic="false" chart:minimum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family="'Liberation Serif'" style:font-style-name="Regular" style:font-family-generic="roman" fo:font-size="18pt" style:font-size-asian="9pt" style:font-size-complex="9pt"/>
    </style:style>
    <style:style style:name="ch11" style:family="chart" style:data-style-name="N0">
      <style:chart-properties chart:symbol-type="non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5.148cm" svg:height="18.763cm" xlink:href=".." xlink:type="simple" chart:class="chart:line" chart:style-name="ch1">
        <chart:title svg:x="14.571cm" svg:y="0.459cm" chart:style-name="ch2">
          <text:p>SimPL</text:p>
        </chart:title>
        <chart:subtitle svg:x="9.389cm" svg:y="1.799cm" chart:style-name="ch3">
          <text:p>Fitness of every 10th generation top performer.</text:p>
        </chart:subtitle>
        <chart:legend svg:x="26.791cm" svg:y="8.797cm" style:legend-expansion="custom" chartooo:width="7.109cm" chartooo:height="2.017cm" style:legend-expansion-aspect-ratio="3.52454139811601" chart:style-name="ch4"/>
        <chart:plot-area chart:style-name="ch5" table:cell-range-address="Sheet1.B1:Sheet1.C11" chart:data-source-has-labels="both" svg:x="2.26cm" svg:y="3.097cm" svg:width="24.476cm" svg:height="14.125cm">
          <chartooo:coordinate-region svg:x="3.252cm" svg:y="3.296cm" svg:width="23.298cm" svg:height="13.279cm"/>
          <chart:axis chart:dimension="x" chart:name="primary-x" chart:style-name="ch6" chartooo:axis-type="auto">
            <chartooo:date-scale/>
            <chart:title svg:x="13.449cm" svg:y="17.328cm" chart:style-name="ch7">
              <text:p>Generation</text:p>
            </chart:title>
            <chart:categories table:cell-range-address="Sheet1.B2:Sheet1.B11"/>
            <chart:grid chart:style-name="ch8" chart:class="major"/>
          </chart:axis>
          <chart:axis chart:dimension="y" chart:name="primary-y" chart:style-name="ch9">
            <chart:title svg:x="0.488cm" svg:y="11.16cm" chart:style-name="ch10">
              <text:p>Fitness</text:p>
            </chart:title>
            <chart:grid chart:style-name="ch8" chart:class="major"/>
          </chart:axis>
          <chart:series chart:style-name="ch11" chart:values-cell-range-address="Sheet1.C2:Sheet1.C11" chart:label-cell-address="Sheet1.C1:Sheet1.C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riment Six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Sheet1.B2:Sheet1.B11</svg:desc>
                </draw:g>
              </table:table-cell>
              <table:table-cell office:value-type="float" office:value="3492">
                <text:p>3492</text:p>
                <draw:g>
                  <svg:desc>Sheet1.C2:Sheet1.C11</svg:desc>
                </draw:g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493">
                <text:p>3493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495">
                <text:p>3495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3490">
                <text:p>3490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3392">
                <text:p>3392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3391">
                <text:p>3391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3491">
                <text:p>3491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3397">
                <text:p>3397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3493">
                <text:p>34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c82dcdd6efcd48b1d8bba66bfe1989deee49c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76cm"/>
    </style:style>
    <style:style style:name="ch2" style:family="chart">
      <style:text-properties fo:font-family="'Liberation Serif'" style:font-style-name="Regular" style:font-family-generic="roman" fo:font-size="18pt" style:font-size-asian="13pt" style:font-size-complex="13pt"/>
    </style:style>
    <style:style style:name="ch3" style:family="chart">
      <style:text-properties fo:font-family="'Liberation Serif'" style:font-style-name="Regular" style:font-family-generic="roman" fo:font-size="18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family="'Liberation Serif'" style:font-style-name="Regular" style:font-family-generic="roman" fo:font-size="14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family="'Liberation Serif'" style:font-style-name="Regular" style:font-family-generic="roman" fo:font-size="18pt" style:font-size-asian="9pt" style:font-size-complex="9pt"/>
    </style:style>
    <style:style style:name="ch8" style:family="chart">
      <style:graphic-properties svg:stroke-color="#b3b3b3" svg:stroke-opacity="20%"/>
    </style:style>
    <style:style style:name="ch9" style:family="chart">
      <style:chart-properties chart:auto-position="true" style:rotation-angle="90"/>
      <style:text-properties fo:font-family="'Liberation Serif'" style:font-style-name="Regular" style:font-family-generic="roman" fo:font-size="18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33cc66" draw:fill-color="#33cc6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ff00ff" draw:fill-color="#ff00ff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5.148cm" svg:height="18.763cm" xlink:href=".." xlink:type="simple" chart:class="chart:line" chart:style-name="ch1">
        <chart:title svg:x="13.182cm" svg:y="0.406cm" chart:style-name="ch2">
          <text:p>SimPL</text:p>
        </chart:title>
        <chart:subtitle svg:x="8cm" svg:y="1.852cm" chart:style-name="ch3">
          <text:p>Fitness of every 10th generation top performer.</text:p>
        </chart:subtitle>
        <chart:legend svg:x="26.735cm" svg:y="7.734cm" style:legend-expansion="custom" chartooo:width="7.109cm" chartooo:height="2.71cm" style:legend-expansion-aspect-ratio="2.62324723247232" chart:style-name="ch4"/>
        <chart:plot-area chart:style-name="ch5" table:cell-range-address="Sheet1.B1:Sheet1.C11 Sheet1.G1:Sheet1.G11" chart:data-source-has-labels="both" svg:x="2.26cm" svg:y="3.097cm" svg:width="24.476cm" svg:height="14.125cm">
          <chartooo:coordinate-region svg:x="3.252cm" svg:y="3.296cm" svg:width="23.298cm" svg:height="13.279cm"/>
          <chart:axis chart:dimension="x" chart:name="primary-x" chart:style-name="ch6" chartooo:axis-type="auto">
            <chartooo:date-scale/>
            <chart:title svg:x="13.282cm" svg:y="17.328cm" chart:style-name="ch7">
              <text:p>Generation</text:p>
            </chart:title>
            <chart:categories table:cell-range-address="Sheet1.B2:Sheet1.B11"/>
            <chart:grid chart:style-name="ch8" chart:class="major"/>
          </chart:axis>
          <chart:axis chart:dimension="y" chart:name="primary-y" chart:style-name="ch6">
            <chart:title svg:x="0.488cm" svg:y="11.16cm" chart:style-name="ch9">
              <text:p>Fitness</text:p>
            </chart:title>
            <chart:grid chart:style-name="ch8" chart:class="major"/>
          </chart:axis>
          <chart:series chart:style-name="ch10" chart:values-cell-range-address="Sheet1.G2:Sheet1.G11" chart:label-cell-address="Sheet1.G1:Sheet1.G1" chart:class="chart:line">
            <chart:data-point chart:repeated="10"/>
          </chart:series>
          <chart:series chart:style-name="ch11" chart:values-cell-range-address="Sheet1.C2:Sheet1.C11" chart:label-cell-address="Sheet1.C1:Sheet1.C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riment Five</text:p>
                <draw:g>
                  <svg:desc>Sheet1.G1:Sheet1.G1</svg:desc>
                </draw:g>
              </table:table-cell>
              <table:table-cell office:value-type="string">
                <text:p>Experiment Six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Sheet1.B2:Sheet1.B11</svg:desc>
                </draw:g>
              </table:table-cell>
              <table:table-cell office:value-type="float" office:value="2825">
                <text:p>2825</text:p>
                <draw:g>
                  <svg:desc>Sheet1.G2:Sheet1.G11</svg:desc>
                </draw:g>
              </table:table-cell>
              <table:table-cell office:value-type="float" office:value="3492">
                <text:p>3492</text:p>
                <draw:g>
                  <svg:desc>Sheet1.C2:Sheet1.C11</svg:desc>
                </draw:g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095">
                <text:p>2095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386">
                <text:p>3386</text:p>
              </table:table-cell>
              <table:table-cell office:value-type="float" office:value="3493">
                <text:p>3493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515">
                <text:p>1515</text:p>
              </table:table-cell>
              <table:table-cell office:value-type="float" office:value="3495">
                <text:p>3495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948">
                <text:p>1948</text:p>
              </table:table-cell>
              <table:table-cell office:value-type="float" office:value="3490">
                <text:p>3490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3288">
                <text:p>3288</text:p>
              </table:table-cell>
              <table:table-cell office:value-type="float" office:value="3392">
                <text:p>3392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3221">
                <text:p>3221</text:p>
              </table:table-cell>
              <table:table-cell office:value-type="float" office:value="3391">
                <text:p>3391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3407">
                <text:p>3407</text:p>
              </table:table-cell>
              <table:table-cell office:value-type="float" office:value="3491">
                <text:p>3491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3383">
                <text:p>3383</text:p>
              </table:table-cell>
              <table:table-cell office:value-type="float" office:value="3397">
                <text:p>3397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2053">
                <text:p>2053</text:p>
              </table:table-cell>
              <table:table-cell office:value-type="float" office:value="3493">
                <text:p>349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c82dcdd6efcd48b1d8bba66bfe1989deee49c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76cm"/>
    </style:style>
    <style:style style:name="ch2" style:family="chart">
      <style:text-properties fo:font-family="'Liberation Serif'" style:font-style-name="Regular" style:font-family-generic="roman" fo:font-size="18pt" style:font-size-asian="13pt" style:font-size-complex="13pt"/>
    </style:style>
    <style:style style:name="ch3" style:family="chart">
      <style:text-properties fo:font-family="'Liberation Serif'" style:font-style-name="Regular" style:font-family-generic="roman" fo:font-size="18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family="'Liberation Serif'" style:font-style-name="Regular" style:font-family-generic="roman" fo:font-size="18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family="'Liberation Serif'" style:font-style-name="Regular" style:font-family-generic="roman" fo:font-size="18pt" style:font-size-asian="9pt" style:font-size-complex="9pt"/>
    </style:style>
    <style:style style:name="ch8" style:family="chart">
      <style:graphic-properties svg:stroke-color="#b3b3b3" svg:stroke-opacity="20%"/>
    </style:style>
    <style:style style:name="ch9" style:family="chart" style:data-style-name="N0">
      <style:chart-properties chart:display-label="true" chart:logarithmic="false" chart:minimum="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family="'Liberation Serif'" style:font-style-name="Regular" style:font-family-generic="roman" fo:font-size="18pt" style:font-size-asian="9pt" style:font-size-complex="9pt"/>
    </style:style>
    <style:style style:name="ch11" style:family="chart" style:data-style-name="N0">
      <style:chart-properties chart:symbol-type="non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5.148cm" svg:height="18.763cm" xlink:href=".." xlink:type="simple" chart:class="chart:line" chart:style-name="ch1">
        <chart:title svg:x="14.572cm" svg:y="0.459cm" chart:style-name="ch2">
          <text:p>SimPL</text:p>
        </chart:title>
        <chart:subtitle svg:x="9.39cm" svg:y="1.799cm" chart:style-name="ch3">
          <text:p>Fitness of every 10th generation top performer.</text:p>
        </chart:subtitle>
        <chart:legend svg:x="26.791cm" svg:y="8.797cm" style:legend-expansion="custom" chartooo:width="7.109cm" chartooo:height="2.017cm" style:legend-expansion-aspect-ratio="3.52454139811601" chart:style-name="ch4"/>
        <chart:plot-area chart:style-name="ch5" table:cell-range-address="Sheet1.B2:Sheet1.C11 Sheet1.C1:Sheet1.C1" chart:data-source-has-labels="both" svg:x="2.26cm" svg:y="3.097cm" svg:width="24.476cm" svg:height="14.125cm">
          <chartooo:coordinate-region svg:x="3.252cm" svg:y="3.296cm" svg:width="23.298cm" svg:height="13.279cm"/>
          <chart:axis chart:dimension="x" chart:name="primary-x" chart:style-name="ch6" chartooo:axis-type="auto">
            <chartooo:date-scale/>
            <chart:title svg:x="13.449cm" svg:y="17.328cm" chart:style-name="ch7">
              <text:p>Generation</text:p>
            </chart:title>
            <chart:categories table:cell-range-address="Sheet1.B2:Sheet1.B11"/>
            <chart:grid chart:style-name="ch8" chart:class="major"/>
          </chart:axis>
          <chart:axis chart:dimension="y" chart:name="primary-y" chart:style-name="ch9">
            <chart:title svg:x="0.488cm" svg:y="11.16cm" chart:style-name="ch10">
              <text:p>Fitness</text:p>
            </chart:title>
            <chart:grid chart:style-name="ch8" chart:class="major"/>
          </chart:axis>
          <chart:series chart:style-name="ch11" chart:values-cell-range-address="Sheet1.C2:Sheet1.C11" chart:label-cell-address="Sheet1.C1:Sheet1.C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riment Six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Sheet1.B2:Sheet1.B11</svg:desc>
                </draw:g>
              </table:table-cell>
              <table:table-cell office:value-type="float" office:value="3492">
                <text:p>3492</text:p>
                <draw:g>
                  <svg:desc>Sheet1.C2:Sheet1.C11</svg:desc>
                </draw:g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493">
                <text:p>3493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495">
                <text:p>3495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3490">
                <text:p>3490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3392">
                <text:p>3392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3391">
                <text:p>3391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3491">
                <text:p>3491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3397">
                <text:p>3397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3493">
                <text:p>349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c82dcdd6efcd48b1d8bba66bfe1989deee49c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76cm"/>
    </style:style>
    <style:style style:name="ch2" style:family="chart">
      <style:text-properties fo:font-family="'Liberation Serif'" style:font-style-name="Regular" style:font-family-generic="roman" fo:font-size="18pt" style:font-size-asian="13pt" style:font-size-complex="13pt"/>
    </style:style>
    <style:style style:name="ch3" style:family="chart">
      <style:text-properties fo:font-family="'Liberation Serif'" style:font-style-name="Regular" style:font-family-generic="roman" fo:font-size="18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family="'Liberation Serif'" style:font-style-name="Regular" style:font-family-generic="roman" fo:font-size="14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family="'Liberation Serif'" style:font-style-name="Regular" style:font-family-generic="roman" fo:font-size="18pt" style:font-size-asian="9pt" style:font-size-complex="9pt"/>
    </style:style>
    <style:style style:name="ch8" style:family="chart">
      <style:graphic-properties svg:stroke-color="#b3b3b3" svg:stroke-opacity="20%"/>
    </style:style>
    <style:style style:name="ch9" style:family="chart">
      <style:chart-properties chart:auto-position="true" style:rotation-angle="90"/>
      <style:text-properties fo:font-family="'Liberation Serif'" style:font-style-name="Regular" style:font-family-generic="roman" fo:font-size="18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33cc66" draw:fill-color="#33cc6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ff00ff" draw:fill-color="#ff00ff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5.148cm" svg:height="18.763cm" xlink:href=".." xlink:type="simple" chart:class="chart:line" chart:column-mapping="1 0" chart:style-name="ch1">
        <chart:title svg:x="13.183cm" svg:y="0.406cm" chart:style-name="ch2">
          <text:p>SimPL</text:p>
        </chart:title>
        <chart:subtitle svg:x="8.001cm" svg:y="1.852cm" chart:style-name="ch3">
          <text:p>Fitness of every 10th generation top performer.</text:p>
        </chart:subtitle>
        <chart:legend svg:x="26.735cm" svg:y="7.734cm" style:legend-expansion="custom" chartooo:width="7.109cm" chartooo:height="2.71cm" style:legend-expansion-aspect-ratio="2.62324723247232" chart:style-name="ch4"/>
        <chart:plot-area chart:style-name="ch5" table:cell-range-address="Sheet1.B2:Sheet1.C11 Sheet1.G1:Sheet1.G11 Sheet1.C1:Sheet1.C1" chart:data-source-has-labels="both" svg:x="2.26cm" svg:y="3.097cm" svg:width="24.476cm" svg:height="14.125cm">
          <chartooo:coordinate-region svg:x="3.252cm" svg:y="3.296cm" svg:width="23.298cm" svg:height="13.279cm"/>
          <chart:axis chart:dimension="x" chart:name="primary-x" chart:style-name="ch6" chartooo:axis-type="auto">
            <chartooo:date-scale/>
            <chart:title svg:x="13.282cm" svg:y="17.328cm" chart:style-name="ch7">
              <text:p>Generation</text:p>
            </chart:title>
            <chart:categories table:cell-range-address="Sheet1.B2:Sheet1.B11"/>
            <chart:grid chart:style-name="ch8" chart:class="major"/>
          </chart:axis>
          <chart:axis chart:dimension="y" chart:name="primary-y" chart:style-name="ch6">
            <chart:title svg:x="0.488cm" svg:y="11.16cm" chart:style-name="ch9">
              <text:p>Fitness</text:p>
            </chart:title>
            <chart:grid chart:style-name="ch8" chart:class="major"/>
          </chart:axis>
          <chart:series chart:style-name="ch10" chart:values-cell-range-address="Sheet1.G2:Sheet1.G11" chart:label-cell-address="Sheet1.G1:Sheet1.G1" chart:class="chart:line">
            <chart:data-point chart:repeated="10"/>
          </chart:series>
          <chart:series chart:style-name="ch11" chart:values-cell-range-address="Sheet1.C2:Sheet1.C11" chart:label-cell-address="Sheet1.C1:Sheet1.C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riment Five</text:p>
                <draw:g>
                  <svg:desc>Sheet1.G1:Sheet1.G1</svg:desc>
                </draw:g>
              </table:table-cell>
              <table:table-cell office:value-type="string">
                <text:p>Experiment Six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Sheet1.B2:Sheet1.B11</svg:desc>
                </draw:g>
              </table:table-cell>
              <table:table-cell office:value-type="float" office:value="2825">
                <text:p>2825</text:p>
                <draw:g>
                  <svg:desc>Sheet1.G2:Sheet1.G11</svg:desc>
                </draw:g>
              </table:table-cell>
              <table:table-cell office:value-type="float" office:value="3492">
                <text:p>3492</text:p>
                <draw:g>
                  <svg:desc>Sheet1.C2:Sheet1.C11</svg:desc>
                </draw:g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095">
                <text:p>2095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386">
                <text:p>3386</text:p>
              </table:table-cell>
              <table:table-cell office:value-type="float" office:value="3493">
                <text:p>3493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515">
                <text:p>1515</text:p>
              </table:table-cell>
              <table:table-cell office:value-type="float" office:value="3495">
                <text:p>3495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948">
                <text:p>1948</text:p>
              </table:table-cell>
              <table:table-cell office:value-type="float" office:value="3490">
                <text:p>3490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3288">
                <text:p>3288</text:p>
              </table:table-cell>
              <table:table-cell office:value-type="float" office:value="3392">
                <text:p>3392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3221">
                <text:p>3221</text:p>
              </table:table-cell>
              <table:table-cell office:value-type="float" office:value="3391">
                <text:p>3391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3407">
                <text:p>3407</text:p>
              </table:table-cell>
              <table:table-cell office:value-type="float" office:value="3491">
                <text:p>3491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3383">
                <text:p>3383</text:p>
              </table:table-cell>
              <table:table-cell office:value-type="float" office:value="3397">
                <text:p>3397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2053">
                <text:p>2053</text:p>
              </table:table-cell>
              <table:table-cell office:value-type="float" office:value="3493">
                <text:p>349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c82dcdd6efcd48b1d8bba66bfe1989deee49c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